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Exit game</text:span></text:h>
      <text:p text:style-name="Text_20_body">Priority (<text:span text:style-name="T2">high</text:span>, mid, low)</text:p>
      <text:p text:style-name="Text_20_body">Participating actors</text:p>
      <text:list xml:id="list388933807" text:style-name="L1">
        <text:list-item>
          <text:p text:style-name="P1">User</text:p>
        </text:list-item>
      </text:list>
      <text:p text:style-name="Text_20_body">Normal flow 1</text:p>
      <text:list xml:id="list1428384326" text:style-name="L2">
        <text:list-item>
          <text:p text:style-name="P2">Press File-&gt;Exit game in the menus (User)</text:p>
          <text:list>
            <text:list-item>
              <text:p text:style-name="P2">Prompt the user if he really wants to exit the application. (application)</text:p>
            </text:list-item>
            <text:list-item>
              <text:p text:style-name="P2">If yes: All resources are unloaded and closed properly. Application shuts down. If no: Game continues. (application)</text:p>
            </text:list-item>
          </text:list>
        </text:list-item>
      </text:list>
      <text:p text:style-name="Text_20_body">Normal flow 2</text:p>
      <text:list xml:id="list803716853" text:style-name="L3">
        <text:list-item>
          <text:p text:style-name="P3">Press the exit-button in the top right corner (User)</text:p>
          <text:list>
            <text:list-item>
              <text:p text:style-name="P3">Prompt the user if he really wants to exit the application. (application)</text:p>
            </text:list-item>
            <text:list-item>
              <text:p text:style-name="P3">If yes: All resources are unloaded and closed properly. Application shuts down. If no: Game continues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1:10:14</dc:date>
    <dc:language>en-US</dc:language>
    <meta:editing-cycles>9</meta:editing-cycles>
    <meta:editing-duration>PT00H18M30S</meta:editing-duration>
    <dc:creator>Jonas Jacobson</dc:creator>
    <meta:document-statistic meta:table-count="0" meta:image-count="0" meta:object-count="0" meta:page-count="1" meta:paragraph-count="12" meta:word-count="98" meta:character-count="578"/>
    <meta:user-defined meta:name="Info 1"/>
    <meta:user-defined meta:name="Info 2"/>
    <meta:user-defined meta:name="Info 3"/>
    <meta:user-defined meta:name="Info 4"/>
  </office:meta>
</office:document-meta>
</file>